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1f75fc" officeooo:paragraph-rsid="001f75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iedon tiivisty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20:18:36.502000000</meta:creation-date>
    <dc:date>2014-08-01T20:19:49.931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6"/>
    <meta:generator>LibreOffice/4.2.4.2$Windows_x86 LibreOffice_project/63150712c6d317d27ce2db16eb94c2f3d7b699f8</meta:generator>
  </office:meta>
</office:document-meta>
</file>